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Inicial</text:p>
          </table:table-cell>
          <table:table-cell office:value-type="string" calcext:value-type="string">
            <text:p>Min Value</text:p>
          </table:table-cell>
          <table:table-cell office:value-type="string" calcext:value-type="string">
            <text:p>Min Angle</text:p>
          </table:table-cell>
          <table:table-cell office:value-type="string" calcext:value-type="string">
            <text:p>Max Value </text:p>
          </table:table-cell>
          <table:table-cell office:value-type="string" calcext:value-type="string">
            <text:p>Max Angle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Home (angle)</text:p>
          </table:table-cell>
          <table:table-cell office:value-type="string" calcext:value-type="string">
            <text:p>Home (value)</text:p>
          </table:table-cell>
          <table:table-cell office:value-type="string" calcext:value-type="string">
            <text:p>Angulo deseado</text:p>
          </table:table-cell>
          <table:table-cell office:value-type="string" calcext:value-type="string">
            <text:p>Angulo Real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6" calcext:value-type="float">
            <text:p>1996</text:p>
          </table:table-cell>
          <table:table-cell office:value-type="float" office:value="1030" calcext:value-type="float">
            <text:p>1030</text:p>
          </table:table-cell>
          <table:table-cell office:value-type="float" office:value="90.53" calcext:value-type="float">
            <text:p>90,53</text:p>
          </table:table-cell>
          <table:table-cell office:value-type="float" office:value="3138" calcext:value-type="float">
            <text:p>3138</text:p>
          </table:table-cell>
          <table:table-cell office:value-type="float" office:value="275.8" calcext:value-type="float">
            <text:p>275,8</text:p>
          </table:table-cell>
          <table:table-cell table:formula="of:=([.E2]-[.C2])/([.F2]-[.D2])" office:value-type="float" office:value="11.3779888810925" calcext:value-type="float">
            <text:p>11,3779888810925</text:p>
          </table:table-cell>
          <table:table-cell office:value-type="float" office:value="177.28" calcext:value-type="float">
            <text:p>177,28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table:formula="of:=[.J2]+[.H2]" office:value-type="float" office:value="177.28" calcext:value-type="float">
            <text:p>177,28</text:p>
          </table:table-cell>
          <table:table-cell table:formula="of:=ROUNDDOWN([.I2]+[.J2]*[.G2])" office:value-type="float" office:value="2017" calcext:value-type="float">
            <text:p>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0" calcext:value-type="float">
            <text:p>3270</text:p>
          </table:table-cell>
          <table:table-cell office:value-type="float" office:value="962" calcext:value-type="float">
            <text:p>962</text:p>
          </table:table-cell>
          <table:table-cell office:value-type="float" office:value="84.55" calcext:value-type="float">
            <text:p>84,55</text:p>
          </table:table-cell>
          <table:table-cell office:value-type="float" office:value="3077" calcext:value-type="float">
            <text:p>3077</text:p>
          </table:table-cell>
          <table:table-cell office:value-type="float" office:value="270.44" calcext:value-type="float">
            <text:p>270,44</text:p>
          </table:table-cell>
          <table:table-cell table:formula="of:=([.E3]-[.C3])/([.F3]-[.D3])" office:value-type="float" office:value="11.3776964871698" calcext:value-type="float">
            <text:p>11,3776964871698</text:p>
          </table:table-cell>
          <table:table-cell office:value-type="float" office:value="181.93" calcext:value-type="float">
            <text:p>181,93</text:p>
          </table:table-cell>
          <table:table-cell office:value-type="float" office:value="2070" calcext:value-type="float">
            <text:p>2070</text:p>
          </table:table-cell>
          <table:table-cell office:value-type="float" office:value="-45" calcext:value-type="float">
            <text:p>-45</text:p>
          </table:table-cell>
          <table:table-cell table:formula="of:=[.J3]+[.H3]" office:value-type="float" office:value="136.93" calcext:value-type="float">
            <text:p>136,93</text:p>
          </table:table-cell>
          <table:table-cell table:formula="of:=ROUNDDOWN([.I3]+[.J3]*[.G3])"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8" calcext:value-type="float">
            <text:p>1008</text:p>
          </table:table-cell>
          <table:table-cell office:value-type="float" office:value="1003" calcext:value-type="float">
            <text:p>1003</text:p>
          </table:table-cell>
          <table:table-cell office:value-type="float" office:value="88.15" calcext:value-type="float">
            <text:p>88,15</text:p>
          </table:table-cell>
          <table:table-cell office:value-type="float" office:value="3097" calcext:value-type="float">
            <text:p>3097</text:p>
          </table:table-cell>
          <table:table-cell office:value-type="float" office:value="272.2" calcext:value-type="float">
            <text:p>272,2</text:p>
          </table:table-cell>
          <table:table-cell table:formula="of:=([.E4]-[.C4])/([.F4]-[.D4])" office:value-type="float" office:value="11.3773431132844" calcext:value-type="float">
            <text:p>11,3773431132844</text:p>
          </table:table-cell>
          <table:table-cell office:value-type="float" office:value="269.38" calcext:value-type="float">
            <text:p>269,38</text:p>
          </table:table-cell>
          <table:table-cell office:value-type="float" office:value="3065" calcext:value-type="float">
            <text:p>3065</text:p>
          </table:table-cell>
          <table:table-cell office:value-type="float" office:value="-45" calcext:value-type="float">
            <text:p>-45</text:p>
          </table:table-cell>
          <table:table-cell table:formula="of:=[.J4]+[.H4]" office:value-type="float" office:value="224.38" calcext:value-type="float">
            <text:p>224,38</text:p>
          </table:table-cell>
          <table:table-cell table:formula="of:=ROUNDDOWN([.I4]+[.J4]*[.G4])" office:value-type="float" office:value="2553" calcext:value-type="float">
            <text:p>2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97" calcext:value-type="float">
            <text:p>3397</text:p>
          </table:table-cell>
          <table:table-cell office:value-type="float" office:value="554" calcext:value-type="float">
            <text:p>554</text:p>
          </table:table-cell>
          <table:table-cell office:value-type="float" office:value="48.6" calcext:value-type="float">
            <text:p>48,6</text:p>
          </table:table-cell>
          <table:table-cell office:value-type="float" office:value="3400" calcext:value-type="float">
            <text:p>3400</text:p>
          </table:table-cell>
          <table:table-cell office:value-type="float" office:value="298.83" calcext:value-type="float">
            <text:p>298,83</text:p>
          </table:table-cell>
          <table:table-cell table:formula="of:=([.E5]-[.C5])/([.F5]-[.D5])" office:value-type="float" office:value="11.3735363465612" calcext:value-type="float">
            <text:p>11,3735363465612</text:p>
          </table:table-cell>
          <table:table-cell office:value-type="float" office:value="181.85" calcext:value-type="float">
            <text:p>181,85</text:p>
          </table:table-cell>
          <table:table-cell office:value-type="float" office:value="2069" calcext:value-type="float">
            <text:p>2069</text:p>
          </table:table-cell>
          <table:table-cell office:value-type="float" office:value="-45" calcext:value-type="float">
            <text:p>-45</text:p>
          </table:table-cell>
          <table:table-cell table:formula="of:=[.J5]+[.H5]" office:value-type="float" office:value="136.85" calcext:value-type="float">
            <text:p>136,85</text:p>
          </table:table-cell>
          <table:table-cell table:formula="of:=ROUNDDOWN([.I5]+[.J5]*[.G5])" office:value-type="float" office:value="1557" calcext:value-type="float">
            <text:p>155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style-name="ce1" table:formula="of:=AVERAGE([.G2:.G5])" office:value-type="float" office:value="11.376641207027" calcext:value-type="float">
            <text:p>11,376641207027</text:p>
          </table:table-cell>
          <table:table-cell table:style-name="ce1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4:57:01.1875511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7:53:35.816728303</meta:creation-date>
    <dc:date>2024-05-21T20:25:16.563178162</dc:date>
    <meta:editing-duration>PT6H1M29S</meta:editing-duration>
    <meta:editing-cycles>3</meta:editing-cycles>
    <meta:generator>LibreOffice/6.4.7.2$Linux_X86_64 LibreOffice_project/40$Build-2</meta:generator>
    <meta:document-statistic meta:table-count="1" meta:cell-count="61" meta:object-count="0"/>
  </office:meta>
</office:document-meta>
</file>